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67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1" calcext:value-type="float">
            <text:p>4151190001</text:p>
          </table:table-cell>
          <table:table-cell table:style-name="ce1" office:value-type="string" calcext:value-type="string">
            <text:p>Võ Nguyên Vọng</text:p>
          </table:table-cell>
          <table:table-cell table:style-name="ce2" office:value-type="date" office:date-value="2000-04-06" calcext:value-type="date">
            <text:p>2000-4-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1" calcext:value-type="float">
            <text:p>41511900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2" calcext:value-type="float">
            <text:p>4151190002</text:p>
          </table:table-cell>
          <table:table-cell table:style-name="ce1" office:value-type="string" calcext:value-type="string">
            <text:p>Đoàn Minh Trí</text:p>
          </table:table-cell>
          <table:table-cell table:style-name="ce2" office:value-type="date" office:date-value="2000-08-11" calcext:value-type="date">
            <text:p>2000-8-11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2" calcext:value-type="float">
            <text:p>41511900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3" calcext:value-type="float">
            <text:p>4151190003</text:p>
          </table:table-cell>
          <table:table-cell table:style-name="ce1" office:value-type="string" calcext:value-type="string">
            <text:p>Nguyễn Lê Anh Thuận</text:p>
          </table:table-cell>
          <table:table-cell table:style-name="ce2" office:value-type="date" office:date-value="2000-10-10" calcext:value-type="date">
            <text:p>2000-10-1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3" calcext:value-type="float">
            <text:p>41511900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4" calcext:value-type="float">
            <text:p>4151190004</text:p>
          </table:table-cell>
          <table:table-cell table:style-name="ce1" office:value-type="string" calcext:value-type="string">
            <text:p>Nguyễn Hồng Việt</text:p>
          </table:table-cell>
          <table:table-cell table:style-name="ce2" office:value-type="date" office:date-value="1997-12-07" calcext:value-type="date">
            <text:p>1997-12-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4" calcext:value-type="float">
            <text:p>41511900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5" calcext:value-type="float">
            <text:p>4151190005</text:p>
          </table:table-cell>
          <table:table-cell table:style-name="ce1" office:value-type="string" calcext:value-type="string">
            <text:p>Đào Nhơn Tâm</text:p>
          </table:table-cell>
          <table:table-cell table:style-name="ce2" office:value-type="date" office:date-value="2000-11-25" calcext:value-type="date">
            <text:p>2000-11-2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5" calcext:value-type="float">
            <text:p>41511900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6" calcext:value-type="float">
            <text:p>4151190006</text:p>
          </table:table-cell>
          <table:table-cell table:style-name="ce1" office:value-type="string" calcext:value-type="string">
            <text:p>Phan Vũ Nhật Trường</text:p>
          </table:table-cell>
          <table:table-cell table:style-name="ce2" office:value-type="date" office:date-value="1999-06-24" calcext:value-type="date">
            <text:p>1999-6-24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6" calcext:value-type="float">
            <text:p>41511900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7" calcext:value-type="float">
            <text:p>4151190007</text:p>
          </table:table-cell>
          <table:table-cell table:style-name="ce1" office:value-type="string" calcext:value-type="string">
            <text:p>Nguyễn Hữu Cương</text:p>
          </table:table-cell>
          <table:table-cell table:style-name="ce2" office:value-type="date" office:date-value="1999-01-05" calcext:value-type="date">
            <text:p>1999-1-5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190007" calcext:value-type="float">
            <text:p>41511900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8" calcext:value-type="float">
            <text:p>4151190008</text:p>
          </table:table-cell>
          <table:table-cell table:style-name="ce1" office:value-type="string" calcext:value-type="string">
            <text:p>Nguyễn Thị Thu Hà</text:p>
          </table:table-cell>
          <table:table-cell table:style-name="ce2" office:value-type="date" office:date-value="2000-05-03" calcext:value-type="date">
            <text:p>2000-5-3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8" calcext:value-type="float">
            <text:p>41511900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09" calcext:value-type="float">
            <text:p>4151190009</text:p>
          </table:table-cell>
          <table:table-cell table:style-name="ce1" office:value-type="string" calcext:value-type="string">
            <text:p>Nguyễn Tấn Quí</text:p>
          </table:table-cell>
          <table:table-cell table:style-name="ce2" office:value-type="date" office:date-value="2000-12-27" calcext:value-type="date">
            <text:p>2000-12-2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09" calcext:value-type="float">
            <text:p>41511900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0" calcext:value-type="float">
            <text:p>4151190010</text:p>
          </table:table-cell>
          <table:table-cell table:style-name="ce1" office:value-type="string" calcext:value-type="string">
            <text:p>Phạm Công Luận</text:p>
          </table:table-cell>
          <table:table-cell table:style-name="ce2" office:value-type="date" office:date-value="2000-12-17" calcext:value-type="date">
            <text:p>2000-12-1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10" calcext:value-type="float">
            <text:p>41511900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1" calcext:value-type="float">
            <text:p>4151190011</text:p>
          </table:table-cell>
          <table:table-cell table:style-name="ce1" office:value-type="string" calcext:value-type="string">
            <text:p>Lê Nguyễn Minh Thư</text:p>
          </table:table-cell>
          <table:table-cell table:style-name="ce2" office:value-type="date" office:date-value="2000-04-15" calcext:value-type="date">
            <text:p>2000-4-15</text:p>
          </table:table-cell>
          <table:table-cell table:style-name="ce1" office:value-type="string" calcext:value-type="string">
            <text:p>Nữ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11" calcext:value-type="float">
            <text:p>41511900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2" calcext:value-type="float">
            <text:p>4151190012</text:p>
          </table:table-cell>
          <table:table-cell table:style-name="ce1" office:value-type="string" calcext:value-type="string">
            <text:p>Phan Ngọc Bình</text:p>
          </table:table-cell>
          <table:table-cell table:style-name="ce2" office:value-type="date" office:date-value="2000-12-11" calcext:value-type="date">
            <text:p>2000-12-11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190012" calcext:value-type="float">
            <text:p>41511900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3" calcext:value-type="float">
            <text:p>4151190013</text:p>
          </table:table-cell>
          <table:table-cell table:style-name="ce1" office:value-type="string" calcext:value-type="string">
            <text:p>Chu Đình Hiệp</text:p>
          </table:table-cell>
          <table:table-cell table:style-name="ce2" office:value-type="date" office:date-value="2000-12-10" calcext:value-type="date">
            <text:p>2000-12-10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190013" calcext:value-type="float">
            <text:p>41511900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4" calcext:value-type="float">
            <text:p>4151190014</text:p>
          </table:table-cell>
          <table:table-cell table:style-name="ce1" office:value-type="string" calcext:value-type="string">
            <text:p>Nguyễn Đăng Trình</text:p>
          </table:table-cell>
          <table:table-cell table:style-name="ce2" office:value-type="date" office:date-value="1999-05-09" calcext:value-type="date">
            <text:p>1999-5-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14" calcext:value-type="float">
            <text:p>41511900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5" calcext:value-type="float">
            <text:p>4151190015</text:p>
          </table:table-cell>
          <table:table-cell table:style-name="ce1" office:value-type="string" calcext:value-type="string">
            <text:p>Nguyễn Duy Thế</text:p>
          </table:table-cell>
          <table:table-cell table:style-name="ce2" office:value-type="date" office:date-value="2000-05-07" calcext:value-type="date">
            <text:p>2000-5-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15" calcext:value-type="float">
            <text:p>41511900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6" calcext:value-type="float">
            <text:p>4151190016</text:p>
          </table:table-cell>
          <table:table-cell table:style-name="ce1" office:value-type="string" calcext:value-type="string">
            <text:p>Lê Trọng Nghĩa</text:p>
          </table:table-cell>
          <table:table-cell table:style-name="ce2" office:value-type="date" office:date-value="2000-10-09" calcext:value-type="date">
            <text:p>2000-10-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16" calcext:value-type="float">
            <text:p>41511900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7" calcext:value-type="float">
            <text:p>4151190017</text:p>
          </table:table-cell>
          <table:table-cell table:style-name="ce1" office:value-type="string" calcext:value-type="string">
            <text:p>Võ Nhật Linh</text:p>
          </table:table-cell>
          <table:table-cell table:style-name="ce2" office:value-type="date" office:date-value="2000-06-16" calcext:value-type="date">
            <text:p>2000-6-1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17" calcext:value-type="float">
            <text:p>41511900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8" calcext:value-type="float">
            <text:p>4151190018</text:p>
          </table:table-cell>
          <table:table-cell table:style-name="ce1" office:value-type="string" calcext:value-type="string">
            <text:p>Lê Minh Nam</text:p>
          </table:table-cell>
          <table:table-cell table:style-name="ce2" office:value-type="date" office:date-value="1997-04-04" calcext:value-type="date">
            <text:p>1997-4-4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18" calcext:value-type="float">
            <text:p>41511900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19" calcext:value-type="float">
            <text:p>4151190019</text:p>
          </table:table-cell>
          <table:table-cell table:style-name="ce1" office:value-type="string" calcext:value-type="string">
            <text:p>Đào Văn Tuấn</text:p>
          </table:table-cell>
          <table:table-cell table:style-name="ce2" office:value-type="date" office:date-value="2000-04-19" calcext:value-type="date">
            <text:p>2000-4-1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Thôi học</text:p>
          </table:table-cell>
          <table:table-cell table:style-name="ce1" office:value-type="float" office:value="4151190019" calcext:value-type="float">
            <text:p>41511900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0" calcext:value-type="float">
            <text:p>4151190020</text:p>
          </table:table-cell>
          <table:table-cell table:style-name="ce1" office:value-type="string" calcext:value-type="string">
            <text:p>Cao Chí Kiên</text:p>
          </table:table-cell>
          <table:table-cell table:style-name="ce2" office:value-type="date" office:date-value="2000-09-06" calcext:value-type="date">
            <text:p>2000-9-6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0" calcext:value-type="float">
            <text:p>4151190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1" calcext:value-type="float">
            <text:p>4151190021</text:p>
          </table:table-cell>
          <table:table-cell table:style-name="ce1" office:value-type="string" calcext:value-type="string">
            <text:p>Nguyễn Văn Ngọc</text:p>
          </table:table-cell>
          <table:table-cell table:style-name="ce2" office:value-type="date" office:date-value="2000-09-28" calcext:value-type="date">
            <text:p>2000-9-2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1" calcext:value-type="float">
            <text:p>41511900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2" calcext:value-type="float">
            <text:p>4151190022</text:p>
          </table:table-cell>
          <table:table-cell table:style-name="ce1" office:value-type="string" calcext:value-type="string">
            <text:p>Nguyễn Trọng Nhân</text:p>
          </table:table-cell>
          <table:table-cell table:style-name="ce2" office:value-type="date" office:date-value="1998-09-29" calcext:value-type="date">
            <text:p>1998-9-2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2" calcext:value-type="float">
            <text:p>41511900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3" calcext:value-type="float">
            <text:p>4151190023</text:p>
          </table:table-cell>
          <table:table-cell table:style-name="ce1" office:value-type="string" calcext:value-type="string">
            <text:p>Đoàn Thanh Tuấn</text:p>
          </table:table-cell>
          <table:table-cell table:style-name="ce2" office:value-type="date" office:date-value="2000-08-09" calcext:value-type="date">
            <text:p>2000-8-9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3" calcext:value-type="float">
            <text:p>41511900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4" calcext:value-type="float">
            <text:p>4151190024</text:p>
          </table:table-cell>
          <table:table-cell table:style-name="ce1" office:value-type="string" calcext:value-type="string">
            <text:p>Trần Tuấn Tài</text:p>
          </table:table-cell>
          <table:table-cell table:style-name="ce2" office:value-type="date" office:date-value="1997-12-07" calcext:value-type="date">
            <text:p>1997-12-7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Buộc thôi học</text:p>
          </table:table-cell>
          <table:table-cell table:style-name="ce1" office:value-type="float" office:value="4151190024" calcext:value-type="float">
            <text:p>41511900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5" calcext:value-type="float">
            <text:p>4151190025</text:p>
          </table:table-cell>
          <table:table-cell table:style-name="ce1" office:value-type="string" calcext:value-type="string">
            <text:p>Võ Minh Trọng</text:p>
          </table:table-cell>
          <table:table-cell table:style-name="ce2" office:value-type="date" office:date-value="2000-04-28" calcext:value-type="date">
            <text:p>2000-4-28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5" calcext:value-type="float">
            <text:p>41511900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6" calcext:value-type="float">
            <text:p>4151190026</text:p>
          </table:table-cell>
          <table:table-cell table:style-name="ce1" office:value-type="string" calcext:value-type="string">
            <text:p>Hoàng Minh Nhân</text:p>
          </table:table-cell>
          <table:table-cell table:style-name="ce2" office:value-type="date" office:date-value="2000-10-21" calcext:value-type="date">
            <text:p>2000-10-21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6" calcext:value-type="float">
            <text:p>41511900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8" calcext:value-type="float">
            <text:p>4151190028</text:p>
          </table:table-cell>
          <table:table-cell table:style-name="ce1" office:value-type="string" calcext:value-type="string">
            <text:p>Huỳnh Công Thành</text:p>
          </table:table-cell>
          <table:table-cell table:style-name="ce2" office:value-type="date" office:date-value="2000-09-22" calcext:value-type="date">
            <text:p>2000-9-22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8" calcext:value-type="float">
            <text:p>41511900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4151190029" calcext:value-type="float">
            <text:p>4151190029</text:p>
          </table:table-cell>
          <table:table-cell table:style-name="ce1" office:value-type="string" calcext:value-type="string">
            <text:p>Nguyễn Đàm Quốc Ân</text:p>
          </table:table-cell>
          <table:table-cell table:style-name="ce2" office:value-type="date" office:date-value="2000-05-13" calcext:value-type="date">
            <text:p>2000-5-13</text:p>
          </table:table-cell>
          <table:table-cell table:style-name="ce1" office:value-type="string" calcext:value-type="string">
            <text:p>Nam</text:p>
          </table:table-cell>
          <table:table-cell table:style-name="ce3" table:number-columns-repeated="2"/>
          <table:table-cell table:style-name="ce3" office:value-type="string" calcext:value-type="string">
            <text:p>KTPMK41</text:p>
          </table:table-cell>
          <table:table-cell table:style-name="ce3" office:value-type="string" calcext:value-type="string">
            <text:p>KTPM</text:p>
          </table:table-cell>
          <table:table-cell table:style-name="ce1" office:value-type="string" calcext:value-type="string">
            <text:p>Còn học</text:p>
          </table:table-cell>
          <table:table-cell table:style-name="ce1" office:value-type="float" office:value="4151190029" calcext:value-type="float">
            <text:p>41511900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3" meta:object-count="0"/>
    <meta:generator>LibreOfficeDev/6.0.5.2$Linux_X86_64 LibreOffice_project/</meta:generator>
  </office:meta>
</office:document-meta>
</file>